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line-height="200%" fo:text-align="start" style:justify-single-word="false"/>
      <style:text-properties fo:font-size="12pt" fo:font-weight="normal" officeooo:rsid="000075bf" officeooo:paragraph-rsid="000e47b0" style:font-size-asian="10.5pt" style:font-weight-asian="normal" style:font-size-complex="12pt" style:font-weight-complex="normal"/>
    </style:style>
    <style:style style:name="P2" style:family="paragraph" style:parent-style-name="Standard">
      <style:paragraph-properties fo:line-height="200%" fo:text-align="start" style:justify-single-word="false"/>
      <style:text-properties fo:font-size="12pt" fo:font-weight="normal" officeooo:rsid="000075bf" officeooo:paragraph-rsid="0013c736" style:font-size-asian="10.5pt" style:font-weight-asian="normal" style:font-size-complex="12pt" style:font-weight-complex="normal"/>
    </style:style>
    <style:style style:name="P3" style:family="paragraph" style:parent-style-name="Standard">
      <style:paragraph-properties fo:line-height="200%" fo:text-align="start" style:justify-single-word="false"/>
      <style:text-properties fo:font-size="12pt" fo:font-weight="normal" officeooo:rsid="000075bf" officeooo:paragraph-rsid="001dd5c7" style:font-size-asian="10.5pt" style:font-weight-asian="normal" style:font-size-complex="12pt" style:font-weight-complex="normal"/>
    </style:style>
    <style:style style:name="P4" style:family="paragraph" style:parent-style-name="Text_20_body">
      <style:paragraph-properties fo:margin-top="0.1665in" fo:margin-bottom="0in" style:contextual-spacing="false" fo:line-height="200%" style:writing-mode="lr-tb"/>
      <style:text-properties style:font-name="Liberation Serif" fo:font-size="12pt" style:font-size-asian="12pt" style:font-size-complex="12pt"/>
    </style:style>
    <style:style style:name="P5" style:family="paragraph" style:parent-style-name="Text_20_body">
      <style:paragraph-properties fo:margin-top="0in" fo:margin-bottom="0in" style:contextual-spacing="false" fo:line-height="200%" fo:text-align="center" style:justify-single-word="false" style:writing-mode="lr-tb"/>
      <style:text-properties style:font-name="Liberation Serif" fo:font-size="16pt" fo:font-weight="bold" style:font-size-asian="16pt" style:font-size-complex="16pt"/>
    </style:style>
    <style:style style:name="T1" style:family="text">
      <style:text-properties officeooo:rsid="0001a727"/>
    </style:style>
    <style:style style:name="T2" style:family="text">
      <style:text-properties officeooo:rsid="00038f44"/>
    </style:style>
    <style:style style:name="T3" style:family="text">
      <style:text-properties officeooo:rsid="000581e8"/>
    </style:style>
    <style:style style:name="T4" style:family="text">
      <style:text-properties officeooo:rsid="00065fc9"/>
    </style:style>
    <style:style style:name="T5" style:family="text">
      <style:text-properties officeooo:rsid="00098ea1"/>
    </style:style>
    <style:style style:name="T6" style:family="text">
      <style:text-properties officeooo:rsid="000a63ac"/>
    </style:style>
    <style:style style:name="T7" style:family="text">
      <style:text-properties officeooo:rsid="000b6f9c"/>
    </style:style>
    <style:style style:name="T8" style:family="text">
      <style:text-properties officeooo:rsid="000e47b0"/>
    </style:style>
    <style:style style:name="T9" style:family="text">
      <style:text-properties officeooo:rsid="000ee14f"/>
    </style:style>
    <style:style style:name="T10" style:family="text">
      <style:text-properties officeooo:rsid="0013735b"/>
    </style:style>
    <style:style style:name="T11" style:family="text">
      <style:text-properties officeooo:rsid="0013c736"/>
    </style:style>
    <style:style style:name="T12" style:family="text">
      <style:text-properties officeooo:rsid="0013ee3b"/>
    </style:style>
    <style:style style:name="T13" style:family="text">
      <style:text-properties officeooo:rsid="00146b5c"/>
    </style:style>
    <style:style style:name="T14" style:family="text">
      <style:text-properties officeooo:rsid="0016551f"/>
    </style:style>
    <style:style style:name="T15" style:family="text">
      <style:text-properties officeooo:rsid="0018196b"/>
    </style:style>
    <style:style style:name="T16" style:family="text">
      <style:text-properties officeooo:rsid="0018d1e5"/>
    </style:style>
    <style:style style:name="T17" style:family="text">
      <style:text-properties officeooo:rsid="001aaf1a"/>
    </style:style>
    <style:style style:name="T18" style:family="text">
      <style:text-properties officeooo:rsid="001c0b22"/>
    </style:style>
    <style:style style:name="T19" style:family="text">
      <style:text-properties officeooo:rsid="001c34b3"/>
    </style:style>
    <style:style style:name="T20" style:family="text">
      <style:text-properties officeooo:rsid="001d7657"/>
    </style:style>
    <style:style style:name="T21" style:family="text">
      <style:text-properties officeooo:rsid="001db531"/>
    </style:style>
    <style:style style:name="T22" style:family="text">
      <style:text-properties officeooo:rsid="001dd5c7"/>
    </style:style>
    <style:style style:name="T23" style:family="text">
      <style:text-properties officeooo:rsid="001f6b15"/>
    </style:style>
    <style:style style:name="T24" style:family="text">
      <style:text-properties officeooo:rsid="00216863"/>
    </style:style>
    <style:style style:name="T25" style:family="text">
      <style:text-properties officeooo:rsid="00219382"/>
    </style:style>
    <style:style style:name="T26" style:family="text">
      <style:text-properties officeooo:rsid="00226493"/>
    </style:style>
    <style:style style:name="T27"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style>
    <style:style style:name="T3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32" style:family="text">
      <style:text-properties officeooo:rsid="00229a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31">General Education Reflection</text:span></text:p>
      <text:p text:style-name="P4"><text:span text:style-name="T30"><text:tab/>Over the course of my student career at Iowa State, I have wanted to simply understand how systems work and be able to create my own. That’s what I think of as being an engineer. It’s what my major has done. I have gotten to unravel how computers, networking, cryptography, and other security mechanisms all function and be able to implement solutions of my own. And that’s the same kind of experience I wanted out of my general education coursework. That’s why I chose to take these courses in political science and criminal justice. These were topics that I had a slight interest in, but I knew that these were very complicated systems with issues and wanted to see how we could do better.</text:span></text:p>
      <text:p text:style-name="P4"><text:span text:style-name="T30"><text:tab/>As a freshman, I took Criminal Justice 240, Introduction to the US Criminal Justice System. Through this course, I learned about police structure and operations, court prosecution and defense, criminal corrections, and the interconnections between these systems. For me, what was most notably was when the course connected these first two ideas with lectures over white collar crimes. While this was fairly high level, it was a concept I could relate back to security and made me realize how my career will be interacting without other groups instead of being in a little bubble of IT. As with white collar crime, it very well could be that that organization’s security team would be catching the attack, deciding to bring in the police, and gathering evidence. Finally, the course also went over the vast discrimination that these institutions of the US have. In particular, policing ends up heavily focusing on low income or minority communities, especially so for drug related crimes, even though the drug usage is similarly used by every community. Learning this information was infuriating as I got to see some of the ways that what people have implemented mistreats others.</text:span></text:p>
      <text:p text:style-name="P4"><text:span text:style-name="T30"><text:tab/>As a junior, I took two political science courses. Those were Politics of Developing Areas and Democracy and Diversity in America. The two courses go over considerably different subjects. The first showcases the society of other countries and compares factors like the government type, economic status, and living standards as a way to determine why some countries develop and others </text:span><text:soft-page-break/><text:span text:style-name="T30">don’t over time. The second goes over how the concepts of race, gender, and other factors have existed throughout America’s history. As well, it had discussions over related topics of representation, voting systems, freedoms of association, and diversity programs that showed how complicated these issues reach into the foundations of society. These two classes together spotlighted a lack of fairness that exists in a from complex ideas like the global trade systems where poor countries get the short end of the stick to simpler ideas like who has easy access to a bank. These are fundamental institutions that don’t treat people the same, even if they say they do.</text:span></text:p>
      <text:p text:style-name="P4"><text:span text:style-name="T30"><text:tab/>Unlike my freshman general education course, where I can easily associate some of the information I learned about our justice system to my own career, I can’t directly connect the political science courses that way. Although, all three of these courses shifted my line of thinking in a major way. I am now conscious of this frustrating lack of fairness that exists from how the institutions of society are designed. Really, what I learned was a conceptual connection towards problem-solving. Many political institutions were made to be extractive, harming certain people. The only true correction is to recognize this and make a major change, replacing the system entirely, instead of giving it a little bandage to cover up the injustice. Thinking forward, any new institution needs to be conscious of its impact as well. Coming full circle in engineering, this leads back to how I or anyone designing or implementing an engineering solution or standard should be conscious of the impact that their actions can have upon others. And we shouldn’t be afraid to redesign a dangerous solution. What we create can get embedded into society just as much as any political structure, so if our creation is unfair, insecure, or even hard to understand, we can harm countless people’s liv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Unifont"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10-11T17:21:30.459068614</meta:creation-date>
    <dc:date>2022-10-12T00:57:26.330263801</dc:date>
    <meta:editing-duration>PT1H40M24S</meta:editing-duration>
    <meta:editing-cycles>16</meta:editing-cycles>
    <meta:generator>LibreOffice/7.3.2.2$OpenBSD_X86_64 LibreOffice_project/30$Build-2</meta:generator>
    <meta:document-statistic meta:table-count="0" meta:image-count="0" meta:object-count="0" meta:page-count="2" meta:paragraph-count="5" meta:word-count="699" meta:character-count="4234" meta:non-whitespace-character-count="3536"/>
  </office:meta>
</office:document-meta>
</file>